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ct Carbon Cycle</text:p>
          </draw:text-box>
        </draw:frame>
        <draw:frame presentation:style-name="pr2" draw:layer="layout" svg:width="24.639cm" svg:height="12.178cm" svg:x="1.4cm" svg:y="4.914cm" presentation:class="subtitle">
          <draw:text-box>
            <text:p>Rahmat Saeedi</text:p>
            <text:p>Michael Browne</text:p>
            <text:p>Cole Ficht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imulate carbon moving through the forest eco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Litter Mode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alculate the amount of carbon trapped in litter at any given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Litter Mode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Begin with zero litter (after a ground fire)</text:p>
              </text:list-item>
              <text:list-item>
                <text:p>Leaves &amp; branches fall from trees at a constant rate, creating litter</text:p>
              </text:list-item>
              <text:list-item>
                <text:p>Carbon exits litter by respiration and humification as litter is compos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Litter Mode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odel: one differential equ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e Fichter</meta:initial-creator>
    <meta:creation-date>2013-11-06T18:47:28</meta:creation-date>
    <dc:date>2013-11-12T11:30:06</dc:date>
    <dc:creator>Cole Fichter</dc:creator>
    <meta:editing-duration>PT1M11S</meta:editing-duration>
    <meta:editing-cycles>3</meta:editing-cycles>
    <meta:generator>LibreOffice/3.5$Linux_x86 LibreOffice_project/350m1$Build-2</meta:generator>
    <meta:document-statistic meta:object-count="41"/>
  </office:meta>
</office:document-meta>
</file>